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Артикул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Цена (без НДС)</text:p>
          </table:table-cell>
          <table:table-cell table:style-name="ce1" office:value-type="string">
            <text:p>Категория</text:p>
          </table:table-cell>
        </table:table-row>
        <table:table-row table:style-name="ro2">
          <table:table-cell office:value-type="string">
            <text:p>14СК1</text:p>
          </table:table-cell>
          <table:table-cell office:value-type="string">
            <text:p>Капа на дно гроба №1 кружева-тюль мод.1</text:p>
          </table:table-cell>
          <table:table-cell office:value-type="string">
            <text:p>ткань белая полиэфирная</text:p>
          </table:table-cell>
          <table:table-cell office:value-type="float" office:value="54100">
            <text:p>54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12</text:p>
          </table:table-cell>
          <table:table-cell office:value-type="string">
            <text:p>Капа на дно гроба №1 кружева-атлас мод.2</text:p>
          </table:table-cell>
          <table:table-cell office:value-type="string">
            <text:p>ткань белая полиэфирная</text:p>
          </table:table-cell>
          <table:table-cell office:value-type="float" office:value="54100">
            <text:p>54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1БД</text:p>
          </table:table-cell>
          <table:table-cell office:value-type="string">
            <text:p>Капа на дно гроба №1 кружева-тюль без донышка мод.1</text:p>
          </table:table-cell>
          <table:table-cell office:value-type="string">
            <text:p>ткань белая полиэфирная</text:p>
          </table:table-cell>
          <table:table-cell office:value-type="float" office:value="47400">
            <text:p>4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1БД2</text:p>
          </table:table-cell>
          <table:table-cell office:value-type="string">
            <text:p>Капа на дно гроба №1 кружева-атлас без донышка мод.2</text:p>
          </table:table-cell>
          <table:table-cell office:value-type="string">
            <text:p>ткань белая полиэфирная</text:p>
          </table:table-cell>
          <table:table-cell office:value-type="float" office:value="47400">
            <text:p>4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4">
          <table:table-cell office:value-type="string">
            <text:p>14СК1БК</text:p>
          </table:table-cell>
          <table:table-cell office:value-type="string">
            <text:p>Капа на дно гроба №1 без кружев </text:p>
          </table:table-cell>
          <table:table-cell office:value-type="string">
            <text:p>ткань белая полиэфирная</text:p>
          </table:table-cell>
          <table:table-cell office:value-type="float" office:value="48000">
            <text:p>48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К1СР</text:p>
          </table:table-cell>
          <table:table-cell office:value-type="string">
            <text:p>Капа на дно гроба №1 с рюшей (шир.рюши-23см) </text:p>
          </table:table-cell>
          <table:table-cell office:value-type="string">
            <text:p>ткань белая полиэфирная</text:p>
          </table:table-cell>
          <table:table-cell office:value-type="float" office:value="69000">
            <text:p>69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К1/20</text:p>
          </table:table-cell>
          <table:table-cell office:value-type="string">
            <text:p>Капа на дно гроба №1/20 цельнокройная (для гроба 75*220*60)</text:p>
          </table:table-cell>
          <table:table-cell office:value-type="string">
            <text:p>ткань белая полиэфирная</text:p>
          </table:table-cell>
          <table:table-cell office:value-type="float" office:value="67000">
            <text:p>67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СК</text:p>
          </table:table-cell>
          <table:table-cell office:value-type="string">
            <text:p>Капа на дно гроба №2 кружева-тюль мод.1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71400">
            <text:p>71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СК2</text:p>
          </table:table-cell>
          <table:table-cell office:value-type="string">
            <text:p>Капа на дно гроба №2 кружева-атлас мод.2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71400">
            <text:p>71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БД</text:p>
          </table:table-cell>
          <table:table-cell office:value-type="string">
            <text:p>Капа на дно гроба №2 кружева-тюль без донышка мод.1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52600">
            <text:p>52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БД2</text:p>
          </table:table-cell>
          <table:table-cell office:value-type="string">
            <text:p>Капа на дно гроба №2 кружева-атлас без донышка мод.2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52600">
            <text:p>52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БК</text:p>
          </table:table-cell>
          <table:table-cell office:value-type="string">
            <text:p>Капа на дно гроба №2 без кружев 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61300">
            <text:p>613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СР</text:p>
          </table:table-cell>
          <table:table-cell office:value-type="string">
            <text:p>Капа на дно гроба №2 с рюшей (шир.рюши-23см)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81400">
            <text:p>81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К2/20</text:p>
          </table:table-cell>
          <table:table-cell office:value-type="string">
            <text:p>Капа на дно гроба №2\20 цельнокройная (для гроба 75*220*60)</text:p>
          </table:table-cell>
          <table:table-cell office:value-type="string">
            <text:p>боковичка-ткань белый атлас, донышко-ткань белая полиэфирная</text:p>
          </table:table-cell>
          <table:table-cell office:value-type="float" office:value="86600">
            <text:p>86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3СК</text:p>
          </table:table-cell>
          <table:table-cell office:value-type="string">
            <text:p>Капа на дно гроба №3 кружева-тюль мод.1</text:p>
          </table:table-cell>
          <table:table-cell office:value-type="string">
            <text:p>ткань белый атлас</text:p>
          </table:table-cell>
          <table:table-cell office:value-type="float" office:value="78000">
            <text:p>78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3СК2</text:p>
          </table:table-cell>
          <table:table-cell office:value-type="string">
            <text:p>Капа на дно гроба №3 кружева-атлас мод.2</text:p>
          </table:table-cell>
          <table:table-cell office:value-type="string">
            <text:p>ткань белый атлас</text:p>
          </table:table-cell>
          <table:table-cell office:value-type="float" office:value="78000">
            <text:p>78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3СР</text:p>
          </table:table-cell>
          <table:table-cell office:value-type="string">
            <text:p>Капа на дно гроба №3 (шир.рюши-23см)</text:p>
          </table:table-cell>
          <table:table-cell office:value-type="string">
            <text:p>ткань белый атлас</text:p>
          </table:table-cell>
          <table:table-cell office:value-type="float" office:value="87000">
            <text:p>87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4БД52</text:p>
          </table:table-cell>
          <table:table-cell office:value-type="string">
            <text:p>Капа на дно №4-УЗ без донышка дл.5,20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38000">
            <text:p>38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4СД52</text:p>
          </table:table-cell>
          <table:table-cell office:value-type="string">
            <text:p>Капа на дно №4-УЗ с донышком дл.5,20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43700">
            <text:p>43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4БД53</text:p>
          </table:table-cell>
          <table:table-cell office:value-type="string">
            <text:p>Капа на дно №4-УЗ без донышка дл.5,30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40600">
            <text:p>40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4СД53</text:p>
          </table:table-cell>
          <table:table-cell office:value-type="string">
            <text:p>Капа на дно №4-УЗ с донышком дл.5,30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46000">
            <text:p>46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5БД52</text:p>
          </table:table-cell>
          <table:table-cell office:value-type="string">
            <text:p>Капа на дно гроба №5-УЗ без донышка дл.5,20</text:p>
          </table:table-cell>
          <table:table-cell office:value-type="string">
            <text:p>(ткань белый стеганый атлас)</text:p>
          </table:table-cell>
          <table:table-cell office:value-type="float" office:value="43400">
            <text:p>43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5СД522</text:p>
          </table:table-cell>
          <table:table-cell office:value-type="string">
            <text:p>Капа на дно гроба №5-УЗ с донышком дл.5,20</text:p>
          </table:table-cell>
          <table:table-cell office:value-type="string">
            <text:p>(ткань белый стеганый атлас)</text:p>
          </table:table-cell>
          <table:table-cell office:value-type="float" office:value="51700">
            <text:p>51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5БД53</text:p>
          </table:table-cell>
          <table:table-cell office:value-type="string">
            <text:p>Капа на дно гроба №5-УЗ без донышка дл.5,30</text:p>
          </table:table-cell>
          <table:table-cell office:value-type="string">
            <text:p>(ткань белый стеганый атлас)</text:p>
          </table:table-cell>
          <table:table-cell office:value-type="float" office:value="46000">
            <text:p>46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К5СД532</text:p>
          </table:table-cell>
          <table:table-cell office:value-type="string">
            <text:p>Капа на дно гроба №5-УЗ с донышком дл.5,30</text:p>
          </table:table-cell>
          <table:table-cell office:value-type="string">
            <text:p>(ткань белый стеганый атлас)</text:p>
          </table:table-cell>
          <table:table-cell office:value-type="float" office:value="54400">
            <text:p>54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В1</text:p>
          </table:table-cell>
          <table:table-cell office:value-type="string">
            <text:p>Веко на крышку гроба № 1 (1м*2,55м)</text:p>
          </table:table-cell>
          <table:table-cell office:value-type="string">
            <text:p>(ткань белая полиэфирная)</text:p>
          </table:table-cell>
          <table:table-cell office:value-type="float" office:value="23700">
            <text:p>23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В130</text:p>
          </table:table-cell>
          <table:table-cell office:value-type="string">
            <text:p>Веко на крышку гроба № 1/30 (1м*2,85м)</text:p>
          </table:table-cell>
          <table:table-cell office:value-type="string">
            <text:p>(ткань белая полиэфирная)</text:p>
          </table:table-cell>
          <table:table-cell office:value-type="float" office:value="28900">
            <text:p>28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В16030</text:p>
          </table:table-cell>
          <table:table-cell office:value-type="string">
            <text:p>Веко на крышку гроба № 1/60/30 (1,3м*3,15м)</text:p>
          </table:table-cell>
          <table:table-cell office:value-type="string">
            <text:p>(ткань белая полиэфирная)</text:p>
          </table:table-cell>
          <table:table-cell office:value-type="float" office:value="39200">
            <text:p>392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В1/20</text:p>
          </table:table-cell>
          <table:table-cell office:value-type="string">
            <text:p>Веко на крышку гроба № 1/20 (для гроба 75*220*60)</text:p>
          </table:table-cell>
          <table:table-cell office:value-type="string">
            <text:p>(ткань белая полиэфирная)</text:p>
          </table:table-cell>
          <table:table-cell office:value-type="float" office:value="30900">
            <text:p>30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В3</text:p>
          </table:table-cell>
          <table:table-cell office:value-type="string">
            <text:p>Веко на крышку гроба № 3 (1м*2,55м)</text:p>
          </table:table-cell>
          <table:table-cell office:value-type="string">
            <text:p>(ткань белый атлас)</text:p>
          </table:table-cell>
          <table:table-cell office:value-type="float" office:value="34000">
            <text:p>34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2">
          <table:table-cell office:value-type="string">
            <text:p>14СВ330</text:p>
          </table:table-cell>
          <table:table-cell office:value-type="string">
            <text:p>Веко на крышку гроба № 3/30 (1м*2,85м)</text:p>
          </table:table-cell>
          <table:table-cell office:value-type="string">
            <text:p>(ткань белый атлас)</text:p>
          </table:table-cell>
          <table:table-cell office:value-type="float" office:value="39200">
            <text:p>392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В315ш</text:p>
          </table:table-cell>
          <table:table-cell office:value-type="string">
            <text:p>Веко на крышку гроба № 3//15ш (1,15м*2,55м)</text:p>
          </table:table-cell>
          <table:table-cell office:value-type="string">
            <text:p>(ткань белый атлас)</text:p>
          </table:table-cell>
          <table:table-cell office:value-type="float" office:value="41200">
            <text:p>412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В330д15ш</text:p>
          </table:table-cell>
          <table:table-cell office:value-type="string">
            <text:p>Веко на крышку гроба № 3/30д/15ш (1,15м*2,85м)</text:p>
          </table:table-cell>
          <table:table-cell office:value-type="string">
            <text:p>(ткань белый атлас)</text:p>
          </table:table-cell>
          <table:table-cell office:value-type="float" office:value="49000">
            <text:p>49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В36030</text:p>
          </table:table-cell>
          <table:table-cell office:value-type="string">
            <text:p>Веко на крышку гроба № 3/60/30 (1,3м*3,15м)</text:p>
          </table:table-cell>
          <table:table-cell office:value-type="string">
            <text:p>(ткань белый атлас)</text:p>
          </table:table-cell>
          <table:table-cell office:value-type="float" office:value="54600">
            <text:p>54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1</text:p>
          </table:table-cell>
          <table:table-cell office:value-type="string">
            <text:p>Наволочка ритуальная на подушку № 1 мод.1 кружева-тюль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13500">
            <text:p>13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12</text:p>
          </table:table-cell>
          <table:table-cell office:value-type="string">
            <text:p>Наволочка ритуальная на подушку № 1 мод.2 кружева-атлас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13500">
            <text:p>13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Н1УЗ</text:p>
          </table:table-cell>
          <table:table-cell office:value-type="string">
            <text:p>Наволочка ритуальная на подушку № 1 с обработкой ультразвуком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12900">
            <text:p>12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1СД</text:p>
          </table:table-cell>
          <table:table-cell office:value-type="string">
            <text:p>Наволочка ритуальная на подушку № 1 с драпировкой мод.1 кружева-тюль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17000">
            <text:p>17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1СД2</text:p>
          </table:table-cell>
          <table:table-cell office:value-type="string">
            <text:p>Наволочка ритуальная на подушку № 1 с драпировкой мод.2 кружева-атлас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17000">
            <text:p>17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1В</text:p>
          </table:table-cell>
          <table:table-cell office:value-type="string">
            <text:p>Наволочка ритуальная на подушку № 1 с вышивкой мод.1 кружева-тюль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20100">
            <text:p>20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1В2</text:p>
          </table:table-cell>
          <table:table-cell office:value-type="string">
            <text:p>Наволочка ритуальная на подушку № 1 с вышивкой мод.2 кружева-атлас размер 50см*60см</text:p>
          </table:table-cell>
          <table:table-cell office:value-type="string">
            <text:p>(ткань белая полиэфирная)</text:p>
          </table:table-cell>
          <table:table-cell office:value-type="float" office:value="20100">
            <text:p>20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</text:p>
          </table:table-cell>
          <table:table-cell office:value-type="string">
            <text:p>Наволочка ритуальная на подушку № 2 кружева-тюль мод.1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16200">
            <text:p>162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2</text:p>
          </table:table-cell>
          <table:table-cell office:value-type="string">
            <text:p>Наволочка ритуальная на подушку № 2 кружева-атлас мод.2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16200">
            <text:p>162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Н2УЗ</text:p>
          </table:table-cell>
          <table:table-cell office:value-type="string">
            <text:p>Наволочка ритуальная на подушку № 2 с обработкой ультразвуком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14900">
            <text:p>14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СТП</text:p>
          </table:table-cell>
          <table:table-cell office:value-type="string">
            <text:p>Наволочка ритуальная на подушку № 2 с траф. печатью мод.1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20600">
            <text:p>20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СТП2</text:p>
          </table:table-cell>
          <table:table-cell office:value-type="string">
            <text:p>Наволочка ритуальная на подушку № 2 с траф. печатью мод.1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20600">
            <text:p>20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В</text:p>
          </table:table-cell>
          <table:table-cell office:value-type="string">
            <text:p>Наволочка ритуальная на подушку № 2 с вышивкой мод.1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22800">
            <text:p>22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2В2</text:p>
          </table:table-cell>
          <table:table-cell office:value-type="string">
            <text:p>Наволочка ритуальная на подушку № 2 с вышивкой мод.2 размер 50см*60см </text:p>
          </table:table-cell>
          <table:table-cell office:value-type="string">
            <text:p>(верх- ткань белый атлас, изнанка-ткань белая полиэфирная) </text:p>
          </table:table-cell>
          <table:table-cell office:value-type="float" office:value="22800">
            <text:p>22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3</text:p>
          </table:table-cell>
          <table:table-cell office:value-type="string">
            <text:p>Наволочка ритуальная на подушку №3 мод.1 кружева-тюль размер 50см*60см </text:p>
          </table:table-cell>
          <table:table-cell office:value-type="string">
            <text:p>(ткань белый атлас)</text:p>
          </table:table-cell>
          <table:table-cell office:value-type="float" office:value="19000">
            <text:p>19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6">
          <table:table-cell office:value-type="string">
            <text:p>14СН32</text:p>
          </table:table-cell>
          <table:table-cell office:value-type="string">
            <text:p>Наволочка ритуальная на подушку №3 мод.2 кружева-атлас размер 50см*60см </text:p>
          </table:table-cell>
          <table:table-cell office:value-type="string">
            <text:p>(ткань белый атлас)</text:p>
          </table:table-cell>
          <table:table-cell office:value-type="float" office:value="19000">
            <text:p>19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Н3УЗ</text:p>
          </table:table-cell>
          <table:table-cell office:value-type="string">
            <text:p>Наволочка ритуальная на подушку №3 с обработкой ультразвуком размер 50см*60см </text:p>
          </table:table-cell>
          <table:table-cell office:value-type="string">
            <text:p>(ткань белый атлас)</text:p>
          </table:table-cell>
          <table:table-cell office:value-type="float" office:value="17500">
            <text:p>17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3В</text:p>
          </table:table-cell>
          <table:table-cell office:value-type="string">
            <text:p>Наволочка ритуальная на подушку №3 с вышивкой мод.1 кружева-атлас размер 50см*60см </text:p>
          </table:table-cell>
          <table:table-cell office:value-type="string">
            <text:p>(ткань белый атлас)</text:p>
          </table:table-cell>
          <table:table-cell office:value-type="float" office:value="25600">
            <text:p>25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3В2</text:p>
          </table:table-cell>
          <table:table-cell office:value-type="string">
            <text:p>Наволочка ритуальная на подушку №3 с вышивкой мод.2 кружева-атлас размер 50см*60см </text:p>
          </table:table-cell>
          <table:table-cell office:value-type="string">
            <text:p>(ткань белый атлас)</text:p>
          </table:table-cell>
          <table:table-cell office:value-type="float" office:value="25600">
            <text:p>25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4</text:p>
          </table:table-cell>
          <table:table-cell office:value-type="string">
            <text:p>Наволочка ритуальная на подушку №4 с кружевами мод.1 кружева-тюль размер 50см*60см </text:p>
          </table:table-cell>
          <table:table-cell office:value-type="string">
            <text:p>(ткань белая стеганая ПЭ)</text:p>
          </table:table-cell>
          <table:table-cell office:value-type="float" office:value="17500">
            <text:p>17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42</text:p>
          </table:table-cell>
          <table:table-cell office:value-type="string">
            <text:p>Наволочка ритуальная на подушку №4 с кружевами мод.2 кружева-атлас размер 50см*60см </text:p>
          </table:table-cell>
          <table:table-cell office:value-type="string">
            <text:p>(ткань белая стеганая ПЭ)</text:p>
          </table:table-cell>
          <table:table-cell office:value-type="float" office:value="17500">
            <text:p>17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Н4УЗ</text:p>
          </table:table-cell>
          <table:table-cell office:value-type="string">
            <text:p>Наволочка ритуальная на подушку №4 с обработкой ультразвуком размер 50см*60см </text:p>
          </table:table-cell>
          <table:table-cell office:value-type="string">
            <text:p>(ткань белая стеганая ПЭ)</text:p>
          </table:table-cell>
          <table:table-cell office:value-type="float" office:value="16300">
            <text:p>163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4В</text:p>
          </table:table-cell>
          <table:table-cell office:value-type="string">
            <text:p>Наволочка ритуальная на подушку № 4 с вышивкой мод.1 кружева-тюль размер 50см*60см </text:p>
          </table:table-cell>
          <table:table-cell office:value-type="string">
            <text:p>(ткань белая стеганая ПЭ)</text:p>
          </table:table-cell>
          <table:table-cell office:value-type="float" office:value="22700">
            <text:p>22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4В2</text:p>
          </table:table-cell>
          <table:table-cell office:value-type="string">
            <text:p>Наволочка ритуальная на подушку № 4 с вышивкой мод.2 кружева-атлас размер 50см*60см </text:p>
          </table:table-cell>
          <table:table-cell office:value-type="string">
            <text:p>(ткань белая стеганая ПЭ)</text:p>
          </table:table-cell>
          <table:table-cell office:value-type="float" office:value="22700">
            <text:p>22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5</text:p>
          </table:table-cell>
          <table:table-cell office:value-type="string">
            <text:p>Наволочка ритуальная на подушку № 5 с кружевами размер 50см*60см мод.1(кружева-тюль)</text:p>
          </table:table-cell>
          <table:table-cell office:value-type="string">
            <text:p>(ткань бел.стеган. атлас)</text:p>
          </table:table-cell>
          <table:table-cell office:value-type="float" office:value="18600">
            <text:p>18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52</text:p>
          </table:table-cell>
          <table:table-cell office:value-type="string">
            <text:p>Наволочка ритуальная на подушку № 5 с кружевами размер 50см*60см мод.2(кружева-атлас)</text:p>
          </table:table-cell>
          <table:table-cell office:value-type="string">
            <text:p>(ткань бел.стеган. атлас)</text:p>
          </table:table-cell>
          <table:table-cell office:value-type="float" office:value="18600">
            <text:p>186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Н5УЗ</text:p>
          </table:table-cell>
          <table:table-cell office:value-type="string">
            <text:p>Наволочка ритуальная на подушку № 5 с обработкой ультразвуком размер 50см*60см</text:p>
          </table:table-cell>
          <table:table-cell office:value-type="string">
            <text:p>(ткань бел.стеган. атлас)</text:p>
          </table:table-cell>
          <table:table-cell office:value-type="float" office:value="16900">
            <text:p>16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5В</text:p>
          </table:table-cell>
          <table:table-cell office:value-type="string">
            <text:p>Наволочка ритуальная на подушку № 5 с вышивкой размер 50см*60см мод.1(кружева-тюль)</text:p>
          </table:table-cell>
          <table:table-cell office:value-type="string">
            <text:p>(ткань бел.стеган. атлас)</text:p>
          </table:table-cell>
          <table:table-cell office:value-type="float" office:value="23900">
            <text:p>23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5В2</text:p>
          </table:table-cell>
          <table:table-cell office:value-type="string">
            <text:p>Наволочка ритуальная на подушку № 5 с вышивкой размер 50см*60см мод.2(кружева-атлас)</text:p>
          </table:table-cell>
          <table:table-cell office:value-type="string">
            <text:p>(ткань бел.стеган. атлас)</text:p>
          </table:table-cell>
          <table:table-cell office:value-type="float" office:value="23900">
            <text:p>23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6</text:p>
          </table:table-cell>
          <table:table-cell office:value-type="string">
            <text:p>Наволочка ритуальная на подушку № 6 с кружевами размер 50см*60см мод.1(кружева-тюль)</text:p>
          </table:table-cell>
          <table:table-cell office:value-type="string">
            <text:p>(ткань жаккард белый)</text:p>
          </table:table-cell>
          <table:table-cell office:value-type="float" office:value="17800">
            <text:p>17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62</text:p>
          </table:table-cell>
          <table:table-cell office:value-type="string">
            <text:p>Наволочка ритуальная на подушку № 6 с кружевами размер 50см*60см мод.2(кружева-атлас)</text:p>
          </table:table-cell>
          <table:table-cell office:value-type="string">
            <text:p>(ткань жаккард белый)</text:p>
          </table:table-cell>
          <table:table-cell office:value-type="float" office:value="17800">
            <text:p>17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Н6УЗ</text:p>
          </table:table-cell>
          <table:table-cell office:value-type="string">
            <text:p>Наволочка ритуальная на подушку № 6 с обработкой ультразвуком</text:p>
          </table:table-cell>
          <table:table-cell office:value-type="string">
            <text:p>(ткань жаккард белый)</text:p>
          </table:table-cell>
          <table:table-cell office:value-type="float" office:value="16100">
            <text:p>16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6В</text:p>
          </table:table-cell>
          <table:table-cell office:value-type="string">
            <text:p>Наволочка ритуальная на подушку № 6 с вышивкой размер 50см*60см мод.1(кружева-тюль)</text:p>
          </table:table-cell>
          <table:table-cell office:value-type="string">
            <text:p>(ткань жаккард белый)</text:p>
          </table:table-cell>
          <table:table-cell office:value-type="float" office:value="23100">
            <text:p>23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8">
          <table:table-cell office:value-type="string">
            <text:p>14СН6В2</text:p>
          </table:table-cell>
          <table:table-cell office:value-type="string">
            <text:p>Наволочка ритуальная на подушку № 6 с вышивкой размер 50см*60см мод.2(кружева-атлас)</text:p>
          </table:table-cell>
          <table:table-cell office:value-type="string">
            <text:p>(ткань жаккард белый)</text:p>
          </table:table-cell>
          <table:table-cell office:value-type="float" office:value="23100">
            <text:p>23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</text:p>
          </table:table-cell>
          <table:table-cell office:value-type="string">
            <text:p>Подушка ритуальная № 1 с кружевами размер 50см*60см мод.1(кружева-тюль)</text:p>
          </table:table-cell>
          <table:table-cell office:value-type="string">
            <text:p>(ткань белая полиэфирная)</text:p>
          </table:table-cell>
          <table:table-cell office:value-type="float" office:value="24500">
            <text:p>24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2</text:p>
          </table:table-cell>
          <table:table-cell office:value-type="string">
            <text:p>Подушка ритуальная № 1 с кружевами размер 50см*60см мод.2(кружева-атлас)</text:p>
          </table:table-cell>
          <table:table-cell office:value-type="string">
            <text:p>(ткань белая полиэфирная)</text:p>
          </table:table-cell>
          <table:table-cell office:value-type="float" office:value="24500">
            <text:p>24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СД</text:p>
          </table:table-cell>
          <table:table-cell office:value-type="string">
            <text:p>Подушка ритуальная № 1 с драпировкой размер 50см*60см мод.1(кружева-тюль)</text:p>
          </table:table-cell>
          <table:table-cell office:value-type="string">
            <text:p>(ткань белая полиэфирная)</text:p>
          </table:table-cell>
          <table:table-cell office:value-type="float" office:value="30100">
            <text:p>30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СД2</text:p>
          </table:table-cell>
          <table:table-cell office:value-type="string">
            <text:p>Подушка ритуальная № 1 с драпировкой размер 50см*60см мод.2(кружева-атлас)</text:p>
          </table:table-cell>
          <table:table-cell office:value-type="string">
            <text:p>(ткань белая полиэфирная)</text:p>
          </table:table-cell>
          <table:table-cell office:value-type="float" office:value="30100">
            <text:p>30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В</text:p>
          </table:table-cell>
          <table:table-cell office:value-type="string">
            <text:p>Подушка ритуальная №1 с вышивкой размер 50см*60см мод.1(кружева-тюль)</text:p>
          </table:table-cell>
          <table:table-cell office:value-type="string">
            <text:p>(ткань белая полиэфирная)</text:p>
          </table:table-cell>
          <table:table-cell office:value-type="float" office:value="30900">
            <text:p>30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1В2</text:p>
          </table:table-cell>
          <table:table-cell office:value-type="string">
            <text:p>Подушка ритуальная №1 с вышивкой размер 50см*60см мод.2(кружева-атлас)</text:p>
          </table:table-cell>
          <table:table-cell office:value-type="string">
            <text:p>(ткань белая полиэфирная)</text:p>
          </table:table-cell>
          <table:table-cell office:value-type="float" office:value="30900">
            <text:p>30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</text:p>
          </table:table-cell>
          <table:table-cell office:value-type="string">
            <text:p>Подушка ритуальная № 2 с кружевами размер 50см*60см мод.1(кружева-тюль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26800">
            <text:p>26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2</text:p>
          </table:table-cell>
          <table:table-cell office:value-type="string">
            <text:p>Подушка ритуальная № 2 с кружевами размер 50см*60см мод.2(кружева-атлас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26800">
            <text:p>26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ТП</text:p>
          </table:table-cell>
          <table:table-cell office:value-type="string">
            <text:p>Подушка ритуальная № 2 с траф. печатью размер 50см*60см мод.1(кружева-тюль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31100">
            <text:p>31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ТП2</text:p>
          </table:table-cell>
          <table:table-cell office:value-type="string">
            <text:p>Подушка ритуальная № 2 с траф. печатью размер 50см*60см мод.2(кружева-атлас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31100">
            <text:p>31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В</text:p>
          </table:table-cell>
          <table:table-cell office:value-type="string">
            <text:p>Подушка ритуальная № 2 с вышивкой размер 50см*60см мод.1(кружева-тюль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32000">
            <text:p>32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2В2</text:p>
          </table:table-cell>
          <table:table-cell office:value-type="string">
            <text:p>Подушка ритуальная № 2 с вышивкой размер 50см*60см мод.2(кружева-атлас)</text:p>
          </table:table-cell>
          <table:table-cell office:value-type="string">
            <text:p>(верх- ткань белый атлас, изнанка-ткань белая полиэфирная)</text:p>
          </table:table-cell>
          <table:table-cell office:value-type="float" office:value="32000">
            <text:p>32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3</text:p>
          </table:table-cell>
          <table:table-cell office:value-type="string">
            <text:p>Подушка ритуальная № 3 с кружевами размер 50см*60см мод.1(кружева-тюль)</text:p>
          </table:table-cell>
          <table:table-cell office:value-type="string">
            <text:p>(ткань белый атлас)</text:p>
          </table:table-cell>
          <table:table-cell office:value-type="float" office:value="29100">
            <text:p>29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32</text:p>
          </table:table-cell>
          <table:table-cell office:value-type="string">
            <text:p>Подушка ритуальная № 3 с кружевами размер 50см*60см (кружева-атлас)</text:p>
          </table:table-cell>
          <table:table-cell office:value-type="string">
            <text:p>(ткань белый атлас)</text:p>
          </table:table-cell>
          <table:table-cell office:value-type="float" office:value="29100">
            <text:p>291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3В</text:p>
          </table:table-cell>
          <table:table-cell office:value-type="string">
            <text:p>Подушка ритуальная № 3 с вышивкой размер 50см*60см мод.1(кружева-тюль)</text:p>
          </table:table-cell>
          <table:table-cell office:value-type="string">
            <text:p>(ткань белый атлас)</text:p>
          </table:table-cell>
          <table:table-cell office:value-type="float" office:value="33500">
            <text:p>33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3В2</text:p>
          </table:table-cell>
          <table:table-cell office:value-type="string">
            <text:p>Подушка ритуальная № 3 с вышивкой размер 50см*60см (кружева-атлас)</text:p>
          </table:table-cell>
          <table:table-cell office:value-type="string">
            <text:p>(ткань белый атлас)</text:p>
          </table:table-cell>
          <table:table-cell office:value-type="float" office:value="33500">
            <text:p>33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4</text:p>
          </table:table-cell>
          <table:table-cell office:value-type="string">
            <text:p>Подушка ритуальная № 4 с кружевами размер 50см*60см мод.1(кружева-тюль)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27400">
            <text:p>2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42</text:p>
          </table:table-cell>
          <table:table-cell office:value-type="string">
            <text:p>Подушка ритуальная № 4 с кружевами размер 50см*60см мод.2(кружева-атлас)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27400">
            <text:p>2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4В</text:p>
          </table:table-cell>
          <table:table-cell office:value-type="string">
            <text:p>Подушка ритуальная № 4 с вышивкой размер 50см*60см мод.1(кружева-тюль)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27400">
            <text:p>2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4В2</text:p>
          </table:table-cell>
          <table:table-cell office:value-type="string">
            <text:p>Подушка ритуальная № 4 с вышивкой размер 50см*60см мод.2(кружева-атлас)</text:p>
          </table:table-cell>
          <table:table-cell office:value-type="string">
            <text:p>(ткань белая стеганая полиэфирная)</text:p>
          </table:table-cell>
          <table:table-cell office:value-type="float" office:value="27400">
            <text:p>274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5</text:p>
          </table:table-cell>
          <table:table-cell office:value-type="string">
            <text:p>Подушка ритуальная № 5 с кружевами размер 50см*60см мод.1(кружева-тюль)</text:p>
          </table:table-cell>
          <table:table-cell office:value-type="string">
            <text:p>(ткань белый стеган. атлас)</text:p>
          </table:table-cell>
          <table:table-cell office:value-type="float" office:value="28900">
            <text:p>28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52</text:p>
          </table:table-cell>
          <table:table-cell office:value-type="string">
            <text:p>Подушка ритуальная № 5 с кружевами размер 50см*60см мод.2(кружева-атлас)</text:p>
          </table:table-cell>
          <table:table-cell office:value-type="string">
            <text:p>(ткань белый стеган. атлас)</text:p>
          </table:table-cell>
          <table:table-cell office:value-type="float" office:value="28900">
            <text:p>289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5В</text:p>
          </table:table-cell>
          <table:table-cell office:value-type="string">
            <text:p>Подушка ритуальная № 5 с вышивкой размер 50см*60см мод.1(кружева-тюль)</text:p>
          </table:table-cell>
          <table:table-cell office:value-type="string">
            <text:p>(ткань белый стеган. атлас)</text:p>
          </table:table-cell>
          <table:table-cell office:value-type="float" office:value="34000">
            <text:p>34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5В2</text:p>
          </table:table-cell>
          <table:table-cell office:value-type="string">
            <text:p>Подушка ритуальная № 5 с вышивкой размер 50см*60см мод.2(кружева-атлас)</text:p>
          </table:table-cell>
          <table:table-cell office:value-type="string">
            <text:p>(ткань белый стеган. атлас)</text:p>
          </table:table-cell>
          <table:table-cell office:value-type="float" office:value="34000">
            <text:p>34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6</text:p>
          </table:table-cell>
          <table:table-cell office:value-type="string">
            <text:p>Подушка ритуальная № 6 с кружевами размер 50см*60см мод.1(кружева-тюль)</text:p>
          </table:table-cell>
          <table:table-cell office:value-type="string">
            <text:p>(ткань жаккард белый)</text:p>
          </table:table-cell>
          <table:table-cell office:value-type="float" office:value="27800">
            <text:p>27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9">
          <table:table-cell office:value-type="string">
            <text:p>14СП62</text:p>
          </table:table-cell>
          <table:table-cell office:value-type="string">
            <text:p>Подушка ритуальная № 6 с кружевами размер 50см*60см размер 50см*60см мод.1(кружева-тюль)</text:p>
          </table:table-cell>
          <table:table-cell office:value-type="string">
            <text:p>(ткань жаккард белый)</text:p>
          </table:table-cell>
          <table:table-cell office:value-type="float" office:value="27800">
            <text:p>278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6В</text:p>
          </table:table-cell>
          <table:table-cell office:value-type="string">
            <text:p>Подушка ритуальная № 6 с вышивкой размер 50см*60см мод.2(кружева-атлас)</text:p>
          </table:table-cell>
          <table:table-cell office:value-type="string">
            <text:p>(ткань жаккард белый)</text:p>
          </table:table-cell>
          <table:table-cell office:value-type="float" office:value="33000">
            <text:p>33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7">
          <table:table-cell office:value-type="string">
            <text:p>14СП6В2</text:p>
          </table:table-cell>
          <table:table-cell office:value-type="string">
            <text:p>Подушка ритуальная № 6 с вышивкой размер 50см*60см мод.2(кружева-атлас)</text:p>
          </table:table-cell>
          <table:table-cell office:value-type="string">
            <text:p>(ткань жаккард белый)</text:p>
          </table:table-cell>
          <table:table-cell office:value-type="float" office:value="33000">
            <text:p>330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ПРТ</text:p>
          </table:table-cell>
          <table:table-cell office:value-type="string">
            <text:p>Покрывало ритуальное тюлевое с кружевами (190*100)</text:p>
          </table:table-cell>
          <table:table-cell table:style-name="ce3"/>
          <table:table-cell office:value-type="float" office:value="23500">
            <text:p>235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5">
          <table:table-cell office:value-type="string">
            <text:p>14СПРТ2</text:p>
          </table:table-cell>
          <table:table-cell office:value-type="string">
            <text:p>Покрывало ритуальное тюлевое-2 с кружевами (190*100)</text:p>
          </table:table-cell>
          <table:table-cell table:style-name="ce3"/>
          <table:table-cell office:value-type="float" office:value="25700">
            <text:p>25700</text:p>
          </table:table-cell>
          <table:table-cell office:value-type="string">
            <text:p>Швейные ритуальные изделия</text:p>
          </table:table-cell>
        </table:table-row>
        <table:table-row table:style-name="ro3">
          <table:table-cell office:value-type="string">
            <text:p>14СПРАВ</text:p>
          </table:table-cell>
          <table:table-cell office:value-type="string">
            <text:p>Покрывало ритуальное атласное с вышивкой и кружевами (195*75)</text:p>
          </table:table-cell>
          <table:table-cell table:style-name="ce3"/>
          <table:table-cell office:value-type="float" office:value="88600">
            <text:p>88600</text:p>
          </table:table-cell>
          <table:table-cell office:value-type="string">
            <text:p>Швейные ритуальные издел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9-03T13:15:49</meta:creation-date>
    <dc:date>2014-09-03T13:16:50</dc:date>
    <meta:editing-duration>P0D</meta:editing-duration>
    <meta:editing-cycles>1</meta:editing-cycles>
    <meta:document-statistic meta:table-count="1" meta:cell-count="497" meta:object-count="0"/>
    <meta:generator>LibreOffice/3.6$Linux_x86 LibreOffice_project/360m1$Build-304</meta:generator>
  </office:meta>
</office:document-meta>
</file>